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quência central</text:p>
          </table:table-cell>
          <table:table-cell office:value-type="string" calcext:value-type="string">
            <text:p>d1 (MHz)</text:p>
          </table:table-cell>
          <table:table-cell office:value-type="string" calcext:value-type="string">
            <text:p>D2 (MHz)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 Sr</text:p>
          </table:table-cell>
        </table:table-row>
        <table:table-row table:style-name="ro1">
          <table:table-cell office:value-type="float" office:value="397.2" calcext:value-type="float">
            <text:p>397.2</text:p>
          </table:table-cell>
          <table:table-cell table:formula="of:=([.A2]-397.05)*2-4-2.97" office:value-type="float" office:value="-6.67000000000005" calcext:value-type="float">
            <text:p>-6.67000000000005</text:p>
          </table:table-cell>
          <table:table-cell table:formula="of:=([.A2]-397.05)*2+2.85-2.97" office:value-type="float" office:value="0.179999999999954" calcext:value-type="float">
            <text:p>0.179999999999954</text:p>
          </table:table-cell>
          <table:table-cell office:value-type="float" office:value="696" calcext:value-type="float">
            <text:p>696</text:p>
          </table:table-cell>
          <table:table-cell office:value-type="float" office:value="10251.4085364447" calcext:value-type="float">
            <text:p>10251.4085364447</text:p>
          </table:table-cell>
        </table:table-row>
        <table:table-row table:style-name="ro1">
          <table:table-cell office:value-type="float" office:value="397.25" calcext:value-type="float">
            <text:p>397.25</text:p>
          </table:table-cell>
          <table:table-cell table:formula="of:=([.A3]-397.05)*2-4-2.97" office:value-type="float" office:value="-6.57000000000002" calcext:value-type="float">
            <text:p>-6.57000000000002</text:p>
          </table:table-cell>
          <table:table-cell table:formula="of:=([.A3]-397.05)*2+2.85-2.97" office:value-type="float" office:value="0.279999999999977" calcext:value-type="float">
            <text:p>0.279999999999977</text:p>
          </table:table-cell>
          <table:table-cell office:value-type="float" office:value="697" calcext:value-type="float">
            <text:p>697</text:p>
          </table:table-cell>
          <table:table-cell office:value-type="float" office:value="6460.64665274186" calcext:value-type="float">
            <text:p>6460.64665274186</text:p>
          </table:table-cell>
        </table:table-row>
        <table:table-row table:style-name="ro1">
          <table:table-cell office:value-type="float" office:value="397.3" calcext:value-type="float">
            <text:p>397.3</text:p>
          </table:table-cell>
          <table:table-cell table:formula="of:=([.A4]-397.05)*2-4-2.97" office:value-type="float" office:value="-6.47" calcext:value-type="float">
            <text:p>-6.47</text:p>
          </table:table-cell>
          <table:table-cell table:formula="of:=([.A4]-397.05)*2+2.85-2.97" office:value-type="float" office:value="0.38" calcext:value-type="float">
            <text:p>0.38</text:p>
          </table:table-cell>
          <table:table-cell office:value-type="float" office:value="698" calcext:value-type="float">
            <text:p>698</text:p>
          </table:table-cell>
          <table:table-cell office:value-type="float" office:value="3906.13021823709" calcext:value-type="float">
            <text:p>3906.13021823709</text:p>
          </table:table-cell>
        </table:table-row>
        <table:table-row table:style-name="ro1">
          <table:table-cell office:value-type="float" office:value="397.15" calcext:value-type="float">
            <text:p>397.15</text:p>
          </table:table-cell>
          <table:table-cell table:formula="of:=([.A5]-397.05)*2-4-2.97" office:value-type="float" office:value="-6.77000000000007" calcext:value-type="float">
            <text:p>-6.77000000000007</text:p>
          </table:table-cell>
          <table:table-cell table:formula="of:=([.A5]-397.05)*2+2.85-2.97" office:value-type="float" office:value="0.0799999999999317" calcext:value-type="float">
            <text:p>0.079999999999932</text:p>
          </table:table-cell>
          <table:table-cell office:value-type="float" office:value="699" calcext:value-type="float">
            <text:p>699</text:p>
          </table:table-cell>
          <table:table-cell office:value-type="float" office:value="11005.3278581984" calcext:value-type="float">
            <text:p>11005.3278581984</text:p>
          </table:table-cell>
        </table:table-row>
        <table:table-row table:style-name="ro1">
          <table:table-cell office:value-type="float" office:value="397.1" calcext:value-type="float">
            <text:p>397.1</text:p>
          </table:table-cell>
          <table:table-cell table:formula="of:=([.A6]-397.05)*2-4-2.97" office:value-type="float" office:value="-6.86999999999998" calcext:value-type="float">
            <text:p>-6.86999999999998</text:p>
          </table:table-cell>
          <table:table-cell table:formula="of:=([.A6]-397.05)*2+2.85-2.97" office:value-type="float" office:value="-0.0199999999999774" calcext:value-type="float">
            <text:p>-0.019999999999977</text:p>
          </table:table-cell>
          <table:table-cell office:value-type="float" office:value="700" calcext:value-type="float">
            <text:p>700</text:p>
          </table:table-cell>
          <table:table-cell office:value-type="float" office:value="10630.3981850893" calcext:value-type="float">
            <text:p>10630.3981850893</text:p>
          </table:table-cell>
        </table:table-row>
        <table:table-row table:style-name="ro1">
          <table:table-cell office:value-type="float" office:value="397.05" calcext:value-type="float">
            <text:p>397.05</text:p>
          </table:table-cell>
          <table:table-cell table:formula="of:=([.A7]-397.05)*2-4-2.97" office:value-type="float" office:value="-6.97" calcext:value-type="float">
            <text:p>-6.97</text:p>
          </table:table-cell>
          <table:table-cell table:formula="of:=([.A7]-397.05)*2+2.85-2.97" office:value-type="float" office:value="-0.12" calcext:value-type="float">
            <text:p>-0.12</text:p>
          </table:table-cell>
          <table:table-cell office:value-type="float" office:value="701" calcext:value-type="float">
            <text:p>701</text:p>
          </table:table-cell>
          <table:table-cell office:value-type="float" office:value="6414.34968579756" calcext:value-type="float">
            <text:p>6414.349685797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[.A8]-397.05)*2-4-2.97" office:value-type="float" office:value="-7.07000000000002" calcext:value-type="float">
            <text:p>-7.07000000000002</text:p>
          </table:table-cell>
          <table:table-cell table:formula="of:=([.A8]-397.05)*2+2.85-2.97" office:value-type="float" office:value="-0.220000000000023" calcext:value-type="float">
            <text:p>-0.220000000000023</text:p>
          </table:table-cell>
          <table:table-cell office:value-type="float" office:value="702" calcext:value-type="float">
            <text:p>702</text:p>
          </table:table-cell>
          <table:table-cell office:value-type="float" office:value="2760.9113560306" calcext:value-type="float">
            <text:p>2760.91135603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: exp16 at 7/8/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16:30:56.005000000</meta:creation-date>
    <dc:date>2021-08-30T16:32:51.283000000</dc:date>
    <meta:editing-duration>PT1M55S</meta:editing-duration>
    <meta:editing-cycles>1</meta:editing-cycles>
    <meta:document-statistic meta:table-count="1" meta:cell-count="41" meta:object-count="0"/>
    <meta:generator>LibreOffice/7.1.5.2$Windows_X86_64 LibreOffice_project/85f04e9f809797b8199d13c421bd8a2b025d52b5</meta:generator>
  </office:meta>
</office:document-meta>
</file>